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text-properties style:font-name="Arial" fo:font-size="12pt" fo:font-weight="bold" style:font-size-asian="12pt" style:font-weight-asian="bold" style:font-size-complex="12pt" style:font-weight-complex="bold"/>
    </style:style>
    <style:style style:name="P3" style:family="paragraph" style:parent-style-name="Standard">
      <style:text-properties style:font-name="Arial" fo:font-size="11pt" style:font-size-asian="11pt" style:font-size-complex="11pt"/>
    </style:style>
    <style:style style:name="P4" style:family="paragraph" style:parent-style-name="Standard" style:list-style-name="L1">
      <style:text-properties style:font-name="Arial" fo:font-size="11pt" style:font-size-asian="11pt" style:font-size-complex="11pt"/>
    </style:style>
    <style:style style:name="P5" style:family="paragraph" style:parent-style-name="Standard" style:list-style-name="L3">
      <style:text-properties style:font-name="Arial" fo:font-size="11pt" style:font-size-asian="11pt" style:font-size-complex="11pt"/>
    </style:style>
    <style:style style:name="P6" style:family="paragraph" style:parent-style-name="Standard" style:list-style-name="L4">
      <style:text-properties style:font-name="Arial" fo:font-size="11pt" style:font-size-asian="11pt" style:font-size-complex="11pt"/>
    </style:style>
    <style:style style:name="P7" style:family="paragraph" style:parent-style-name="Standard" style:list-style-name="L5">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10" style:family="paragraph" style:parent-style-name="Standard" style:list-style-name="L2"/>
    <style:style style:name="P11" style:family="paragraph" style:parent-style-name="Standard" style:list-style-name="L4"/>
    <style:style style:name="P12" style:family="paragraph" style:parent-style-name="Standard">
      <style:text-properties style:font-name="Arial1" fo:font-size="11pt"/>
    </style:style>
    <style:style style:name="T1" style:family="text">
      <style:text-properties style:font-name="Arial" fo:font-size="11pt" style:font-size-asian="11pt" style:font-size-complex="11pt"/>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Årsmöte Gästrikeklätterklubb 2013-02-02</text:p>
      <text:p text:style-name="P1"/>
      <text:list xml:id="list1622041294" text:style-name="L1">
        <text:list-item>
          <text:p text:style-name="P4">Mötet öppnas av Ordförande Patrick Olander. </text:p>
        </text:list-item>
        <text:list-item>
          <text:p text:style-name="P4">Till mötesordförande väljs sittande ordförande Patrick Olander. Till sekreterare väljs Martin Pärt. Som justerar väljs Robert Westberg samt Åke Jennehag</text:p>
        </text:list-item>
        <text:list-item>
          <text:p text:style-name="P4">Årsmötet godkänns som behörigen kallat.</text:p>
        </text:list-item>
        <text:list-item>
          <text:p text:style-name="P4">Dagordningen presenteras och godkänns.</text:p>
        </text:list-item>
        <text:list-item>
          <text:p text:style-name="P4">Verksamhetsberättelse 2012, se separat dokument</text:p>
        </text:list-item>
        <text:list-item>
          <text:p text:style-name="P4">Ekonomi</text:p>
        </text:list-item>
      </text:list>
      <text:p text:style-name="Standard"/>
      <text:list xml:id="list1542555022" text:style-name="L2">
        <text:list-item>
          <text:list>
            <text:list-item>
              <text:p text:style-name="P10">Under 2012 har GKK haft 94 registrerade medlemmar.</text:p>
            </text:list-item>
            <text:list-item>
              <text:p text:style-name="P10">GKKs huvudkostnader 2012 var avgifter till SKF 13855 SEK, hyra 13395 SEK samt ett nytt låssystem 14392 SEK.</text:p>
            </text:list-item>
          </text:list>
        </text:list-item>
      </text:list>
      <text:p text:style-name="P1"/>
      <text:list xml:id="list1351609952" text:style-name="L3">
        <text:list-item>
          <text:p text:style-name="P5">Styrelsen beviljas ansvarsfrihet för 2012</text:p>
        </text:list-item>
        <text:list-item>
          <text:p text:style-name="P5">Val av styrelse.</text:p>
        </text:list-item>
      </text:list>
      <text:list xml:id="list478387080" text:style-name="L4">
        <text:list-item>
          <text:list>
            <text:list-item>
              <text:p text:style-name="P11">Ordf<text:span text:style-name="T1">örande: Patrick Olander</text:span></text:p>
            </text:list-item>
            <text:list-item>
              <text:p text:style-name="P6">Sekreterare: Martin Pärt</text:p>
            </text:list-item>
            <text:list-item>
              <text:p text:style-name="P6">Kassör: Robert Berger</text:p>
            </text:list-item>
            <text:list-item>
              <text:p text:style-name="P6">Ledamot Joakim Svahn</text:p>
            </text:list-item>
            <text:list-item>
              <text:p text:style-name="P6">Ledamot Thomas Wintje</text:p>
            </text:list-item>
          </text:list>
          <text:p text:style-name="P6"/>
        </text:list-item>
      </text:list>
      <text:p text:style-name="P1"/>
      <text:list xml:id="list124820974" text:style-name="L5">
        <text:list-item>
          <text:p text:style-name="P7">Åke Jennehag valdes till revisor</text:p>
        </text:list-item>
        <text:list-item>
          <text:p text:style-name="P7">Robert Westberg samt Åsa Brolin valdes till valberedningen</text:p>
        </text:list-item>
        <text:list-item>
          <text:p text:style-name="P7">Ingen justering av gällande vägg och medlemsavgifter.</text:p>
        </text:list-item>
        <text:list-item>
          <text:p text:style-name="P7">Säkerhet. Carina Widd kommer att fortsätta att köra informationskvällar i säkerhet under 2013. Robert Westberg ansvarar för att repen blir bytta om så skulle behövas</text:p>
        </text:list-item>
        <text:list-item>
          <text:p text:style-name="P7">Städning. Det fastslås att städningen i lokalen fungerar bra.</text:p>
        </text:list-item>
        <text:list-item>
          <text:p text:style-name="P7">Grovplanering av verksamhetsåret. Climb-in samt climb-out kommer att hållas. Väggvecka med tillhörande KM kommer även det att anordnas. En klubbresa kommer att planeras. Thomas Wintje ansvarar för detta. Prova-på kommer fortsätta under våren.</text:p>
        </text:list-item>
        <text:list-item>
          <text:p text:style-name="P7">Styrelsen arvoden på 900 SEK kvarstår och likaså städarvodet på 300 SEK/städtillfälle.</text:p>
        </text:list-item>
        <text:list-item>
          <text:p text:style-name="P7">Övrigt. Medlemsantalet diskuterades och ett tak på 100 medlemmar föreslogs. Detta pga att antal personer i lokalen inte får överskrida 15. Därmed ansågs det som orimligt att låta klubben växa ännu mer, då det på vissa träningstillfällen blir kö för att träna. Ett beslut togs att ändra i klubbens stadgar angående antalet medlemmar tillåtna i GKK. Ett beslut som tas vidare till nästa medlemsmöte för att kunna godkännas. En ombyggnation av ”grottan” togs upp. Även detta kommer diskuteras på nästa medlemsmöte. Möjlighet till rinnande vatten ska kollas upp med kommunen. Klubben kommer att hålla loppis för att fasa ur gamla grepp som inte används. Detta kommer att ske vid ett medlemsmöte.</text:p>
        </text:list-item>
        <text:list-item>
          <text:p text:style-name="P7">Mötet avslutas <text:s/></text:p>
        </text:list-item>
      </text:list>
      <text:p text:style-name="P1"/>
      <text:p text:style-name="P12"/>
      <text:p text:style-name="P12"/>
      <text:p text:style-name="Standard"/>
      <text:p text:style-name="Standard"/>
      <text:p text:style-name="P8">Robert Westberg <text:s/><text:tab/><text:tab/>Åke Jennehag<text:tab/><text:tab/><text:tab/> Martin Pärt</text:p>
      <text:p text:style-name="P9"><text:span text:style-name="T2"><text:tab/> <text:s text:c="4"/>Justerare<text:tab/><text:tab/> <text:s text:c="17"/>Justerare<text:tab/><text:tab/><text:tab/> <text:s text:c="17"/>Sekreter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07T11:13:52</meta:creation-date>
    <dc:date>2013-02-17T19:40:23</dc:date>
    <meta:editing-duration>P7DT3H43M9S</meta:editing-duration>
    <meta:editing-cycles>12</meta:editing-cycles>
    <meta:generator>OpenOffice.org/3.3$Unix OpenOffice.org_project/330m20$Build-9567</meta:generator>
    <meta:document-statistic meta:table-count="0" meta:image-count="0" meta:object-count="0" meta:page-count="1" meta:paragraph-count="27" meta:word-count="339" meta:character-count="2272"/>
  </office:meta>
</office:document-meta>
</file>